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10.3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line-through-style="solid"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able-cell-properties fo:background-color="#83ca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ext-properties style:text-outline="false" style:text-line-through-style="none" style:font-name="Bitstream Vera Sans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" style:family="text"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style>
    <style:style style:name="T3" style:family="text">
      <style:text-properties fo:color="#000000" style:font-name="Monospace" fo:font-size="10pt" fo:language="en" fo:country="US" style:text-underline-style="solid" style:text-underline-width="auto" style:text-underline-color="font-color" style:font-name-asian="Monospace" style:font-size-asian="10pt" style:language-asian="en" style:country-asian="US" style:font-name-complex="Monospace" style:font-size-complex="5.69999980926514pt" style:language-complex="en" style:country-complex="US"/>
    </style:style>
    <style:style style:name="T4" style:family="tex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number-columns-repeated="250" table:default-cell-style-name="Default"/>
        <table:table-row table:style-name="ro1">
          <table:table-cell table:style-name="ce1" office:value-type="string">
            <text:p>Major</text:p>
          </table:table-cell>
          <table:table-cell table:style-name="ce1" office:value-type="string">
            <text:p>Mino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lease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Genera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cleanup interface names (Handler instead of Ihandler)</text:p>
          </table:table-cell>
          <table:table-cell office:value-type="float" office:value="10.6">
            <text:p>10.6</text:p>
          </table:table-cell>
          <table:table-cell table:style-name="ce11" table:number-columns-repeated="250"/>
        </table:table-row>
        <table:table-row table:style-name="ro1" table:visibility="filter">
          <table:table-cell table:number-columns-repeated="2" office:value-type="float" office:value="1">
            <text:p>1</text:p>
          </table:table-cell>
          <table:table-cell office:value-type="string">
            <text:p>General</text:p>
          </table:table-cell>
          <table:table-cell office:value-type="string">
            <text:p>Done</text:p>
          </table:table-cell>
          <table:table-cell office:value-type="string">
            <text:p>search/replace NullPointerException/ObjectTK.enforceNotNull()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getXYOptions() - Methode unterstützen (aka Choice)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bei enum type sind options automatisch durch enum-elemente bestimmt (falls getXYOptions() fehlt)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rewrite ModelInspector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replace use of ModelInspector with Metamodel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Metamode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Re-Naming: @Executable VS @Operation, @Expose VS @Show, @ExposeProperties VS @ShowProperties / @HideProperties</text:p>
          </table:table-cell>
          <table:table-cell office:value-type="float" office:value="10.6">
            <text:p>10.6</text:p>
          </table:table-cell>
          <table:table-cell table:style-name="ce1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@Operation(name): unique name erzwingen bei overloaded Methoden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JavaMetaModel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efer</text:p>
          </table:table-cell>
          <table:table-cell office:value-type="string">
            <text:p>MetaModel Layering: ab Modell VS. für widgets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ataConnector</text:p>
          </table:table-cell>
          <table:table-cell office:value-type="string">
            <text:p>Open</text:p>
          </table:table-cell>
          <table:table-cell office:value-type="string">
            <text:p>equals und hashCode in connectors sauber implementieren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clean-up IDataConnectorFactory und DefaultDataConnectorFactory (infoQueue)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rethink ConnectorInfo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Binding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Naming: model VS context (ScalarProperty)</text:p>
          </table:table-cell>
          <table:table-cell office:value-type="float" office:value="10.6">
            <text:p>10.6</text:p>
          </table:table-cell>
          <table:table-cell table:style-name="ce11" table:number-columns-repeated="25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Mediator chaining: domain object NICHT Observable – edit über Widget und Operation triggern refresh über gesamten Mediator Tree (alles zurzeit sichtbare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ListPanel muss Inhalt refreshen, wenn Property von Detail ändert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Workbench</text:p>
          </table:table-cell>
          <table:table-cell office:value-type="string">
            <text:p>Defer</text:p>
          </table:table-cell>
          <table:table-cell office:value-type="string">
            <text:p>Navigator.back(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table:style-name="ce9" office:value-type="string">
            <text:p><text:span text:style-name="T1">Anzahl</text:span> <text:span text:style-name="T1">gelistete</text:span> <text:span text:style-name="T1">instanzen</text:span> <text:span text:style-name="T1">im</text:span> 'execute' header (<text:span text:style-name="T1">oberhalb</text:span> listPanel, hinter <text:span text:style-name="T1">Classname</text:span>) <text:span text:style-name="T1">anzeigen</text:span>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code duplication: GenericForm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code duplication: CollectionWidgetController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Embedded: embedded Properties werden in Tab angezeigt (z.B.: Person.address -&gt; Properties von Address im Tab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Embedded(EmbeddableFactory) auf Class: für dynamische (by-mapping) oder mehrwertige Embedded Objects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executable actions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navigation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4"/>
          <table:table-cell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request focus on buttons: &lt;executables&gt;, btns in executable dialogs</text:p>
          </table:table-cell>
          <table:table-cell table:style-name="ce8" office:value-type="float" office:value="9.8">
            <text:p>9.8</text:p>
          </table:table-cell>
          <table:table-cell table:style-name="ce5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<text:span text:style-name="T2">primitive </text:span><text:span text:style-name="T3">Typen</text:span><text:span text:style-name="T2"> in execute </text:span><text:span text:style-name="T3">Signaturen</text:span><text:span text:style-name="T2"> </text:span><text:span text:style-name="T3">unterstützen</text:span><text:span text:style-name="T2"> (</text:span><text:span text:style-name="T3">int</text:span><text:span text:style-name="T2">)</text:span>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ExecutableAction: keine Auto-Navigation zu primitiven Typen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Eclipse Run-Icon (Play-Button) als Icon für Operations (auch bei Table verwendent)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OperationInput support (aka FluentFeed) -&gt; order sample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Re-Naming: OperationDialog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5" table:number-columns-repeated="2"/>
          <table:table-cell table:style-name="ce5" office:value-type="string">
            <text:p>ExecuteDialog</text:p>
          </table:table-cell>
          <table:table-cell table:style-name="ce5" office:value-type="string">
            <text:p>Discarded</text:p>
          </table:table-cell>
          <table:table-cell table:style-name="ce5" office:value-type="string">
            <text:p>wenn namen in @Executable auf properties zeigen, dann edit mode - also felder mit property werten befullen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Generic options (choice) support with JList and selectable/options property (LocalizedHelloWorldExample)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Zukunft von ChoiceUISwing ?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Aufrufe zu Model und zu Widget immer in try-catch-finally: keine undefinierten Zustände bei Exceptions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Done</text:p>
          </table:table-cell>
          <table:table-cell office:value-type="string">
            <text:p>@ExposeProperties auf getter-Methoden und Feldern für table columns auswahl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Open</text:p>
          </table:table-cell>
          <table:table-cell table:style-name="ce9" office:value-type="string">
            <text:p>entities in table <text:span text:style-name="T1">mit</text:span> <text:span text:style-name="T1">ctrl</text:span>+click <text:span text:style-name="T1">navigierbar</text:span> <text:span text:style-name="T1">machen</text:span>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Open</text:p>
          </table:table-cell>
          <table:table-cell table:style-name="ce9" office:value-type="string">
            <text:p>@HideProperties <text:span text:style-name="T1">auf</text:span> getter-<text:span text:style-name="T1">Methoden</text:span> <text:span text:style-name="T1">und</text:span> <text:span text:style-name="T1">Feldern</text:span> <text:span text:style-name="T1">für</text:span> table columns <text:span text:style-name="T1">auswahl</text:span>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Defer</text:p>
          </table:table-cell>
          <table:table-cell table:style-name="ce9" office:value-type="string">
            <text:p>TableColumn <text:span text:style-name="T1">Auswahl</text:span> in <text:span text:style-name="T1">handmade</text:span> panels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Open</text:p>
          </table:table-cell>
          <table:table-cell table:style-name="ce9" office:value-type="string">
            <text:p>@OperationAffinity(“removeAddress”) Person.addressOptions: Btn. Für Operation wird bei Table der Adressen angezeigt, Selection als param für Operation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Open</text:p>
          </table:table-cell>
          <table:table-cell table:style-name="ce9" office:value-type="string">
            <text:p>@OperationAffinity(“removeAddress”) Person.addressoptions: Operation.enabled nur wenn Selektion in Tabelle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ypes/Converters</text:p>
          </table:table-cell>
          <table:table-cell office:value-type="string">
            <text:p>Done</text:p>
          </table:table-cell>
          <table:table-cell table:style-name="ce9" office:value-type="string">
            <text:p>URL &amp; File <text:span text:style-name="T1">als</text:span> Links <text:span text:style-name="T1">anzeigen</text:span> <text:span text:style-name="T1">und</text:span> via Desktop.browse() <text:span text:style-name="T1">bzw</text:span>. open() <text:span text:style-name="T1">oeffnen</text:span>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8" office:value-type="string">
            <text:p>Types/Converters</text:p>
          </table:table-cell>
          <table:table-cell office:value-type="string">
            <text:p>Open</text:p>
          </table:table-cell>
          <table:table-cell table:style-name="ce9" office:value-type="string">
            <text:p>Prio. 1 haben Typen von String geparsed werden koennen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office:value-type="string">
            <text:p>Types/Converters</text:p>
          </table:table-cell>
          <table:table-cell office:value-type="string">
            <text:p>Open</text:p>
          </table:table-cell>
          <table:table-cell table:style-name="ce9" office:value-type="string">
            <text:p>boolean VS. Boolean // klare Definition wo primitive Typen und wo immer Objects verwendet werden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string">
            <text:p>Types/Converters</text:p>
          </table:table-cell>
          <table:table-cell office:value-type="string">
            <text:p>Open</text:p>
          </table:table-cell>
          <table:table-cell table:style-name="ce9" office:value-type="string">
            <text:p>ModelInspector.isPrimitive(Class) : boolean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ypes/Converters</text:p>
          </table:table-cell>
          <table:table-cell office:value-type="string">
            <text:p>Open</text:p>
          </table:table-cell>
          <table:table-cell office:value-type="string">
            <text:p>full support for converters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8" office:value-type="string">
            <text:p>DDD</text:p>
          </table:table-cell>
          <table:table-cell office:value-type="string">
            <text:p>Done</text:p>
          </table:table-cell>
          <table:table-cell office:value-type="string">
            <text:p>Support for CompanionObject</text:p>
          </table:table-cell>
          <table:table-cell office:value-type="string">
            <text:p>PEND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DDD</text:p>
          </table:table-cell>
          <table:table-cell office:value-type="string">
            <text:p>Defer</text:p>
          </table:table-cell>
          <table:table-cell office:value-type="string">
            <text:p>aggregates: nur aggregates in der sidebar als navigations startpunkt verfügbar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9" office:value-type="string">
            <text:p><text:span text:style-name="T1">testcases</text:span> <text:span text:style-name="T1">wieder</text:span> fit <text:span text:style-name="T1">machen</text:span>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9" office:value-type="string">
            <text:p>ant <text:span text:style-name="T1">buildfile</text:span> fur core: build.xml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9" office:value-type="string">
            <text:p>dataProxy refresh/reload model <text:span text:style-name="T1">ist</text:span> observable, stateChange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9" office:value-type="string">
            <text:p>dataProxy refresh/reload model <text:span text:style-name="T1">ist</text:span> observable, propertyChange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9" office:value-type="string">
            <text:p>getter only plugs richtig handhaben, Acess Rules beachten in writeValue0() (d.h. Exception werfen ?! ) :: Connector &amp; Property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9" office:value-type="string">
            <text:p>graceful handling of getXY() ohne setXY() methode (Access)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9" office:value-type="string">
            <text:p>immutable &amp; read-only: public final field (and optional public getter)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ProjectExample als Showcase für verfügbare Widgets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short description of all examples: wiki and class comment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finish currency converter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Fowlers state machine aus DSL buch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OperationInput Sample: Order Model</text:p>
          </table:table-cell>
          <table:table-cell table:number-columns-repeated="251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Allgemein</text:p>
          </table:table-cell>
          <table:table-cell table:style-name="ce6" office:value-type="string">
            <text:p>Open</text:p>
          </table:table-cell>
          <table:table-cell table:style-name="ce6" office:value-type="string">
            <text:p>SvcRepo für Lookup nur td4j intern brauchen, Client Code soll SvcRepository populieren und Workbench beim Start übergeben</text:p>
          </table:table-cell>
          <table:table-cell table:style-name="ce6" table:number-columns-repeated="251"/>
        </table:table-row>
        <table:table-row table:style-name="ro1" table:visibility="filter">
          <table:table-cell table:style-name="ce7" table:number-columns-repeated="2"/>
          <table:table-cell table:style-name="ce7" office:value-type="string">
            <text:p>Binding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ListDataConnector anstatt CollectionDataConnector (collection type weglassen und immer List zurückgeben – Modell kann aber auch andere Collection haben)</text:p>
          </table:table-cell>
          <table:table-cell office:value-type="float" office:value="10.6">
            <text:p>10.6</text:p>
          </table:table-cell>
          <table:table-cell table:style-name="ce7"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Capability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Alle <text:span text:style-name="T4">XYNamedXYDataConnector (Interfaces und Implementierungen) löschen, direkt ScalarProperty und ListProperty brauchen</text:span></text:p>
          </table:table-cell>
          <table:table-cell office:value-type="float" office:value="10.6">
            <text:p>10.6</text:p>
          </table:table-cell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Capability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NestedScalarDataAccessProvider aufräumen, ScalarProperty brauchen</text:p>
          </table:table-cell>
          <table:table-cell office:value-type="float" office:value="10.6">
            <text:p>10.6</text:p>
          </table:table-cell>
          <table:table-cell table:number-columns-repeated="250"/>
        </table:table-row>
        <table:table-row table:style-name="ro1" table:visibility="filter"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Type System: @PrimitiveType ersetzt ConverterRepo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Binding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EventBus ersetzt “BusinessObject implements Observable”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Annotation Support für MetaClass und Features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Workbench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Gruppierung in Sidebar nach pkg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Widget</text:p>
          </table:table-cell>
          <table:table-cell table:style-name="Default" office:value-type="string">
            <text:p>Open</text:p>
          </table:table-cell>
          <table:table-cell table:style-name="ce10" office:value-type="string">
            <text:p>OperationAffinity mit UI Widget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hoice/Selection Support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Widget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ollection Editor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ce7" table:number-columns-repeated="2"/>
          <table:table-cell table:style-name="ce7" office:value-type="string">
            <text:p>Binding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Rename ScalarProperty to IndividualProperty</text:p>
          </table:table-cell>
          <table:table-cell office:value-type="float" office:value="10.6">
            <text:p>10.6</text:p>
          </table:table-cell>
          <table:table-cell table:style-name="ce7" table:number-columns-repeated="250"/>
        </table:table-row>
        <table:table-row table:style-name="ro1">
          <table:table-cell table:style-name="ce7" table:number-columns-repeated="2"/>
          <table:table-cell table:style-name="ce2" office:value-type="string">
            <text:p>Wiki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Re-Naming: @Executable VS @Operation, @Expose VS @Show, @ExposeProperties VS @ShowProperties / @HideProperties</text:p>
          </table:table-cell>
          <table:table-cell office:value-type="float" office:value="10.6">
            <text:p>10.6</text:p>
          </table:table-cell>
          <table:table-cell table:style-name="ce7" table:number-columns-repeated="250"/>
        </table:table-row>
      </table:table>
      <table:table table:name="Sheet2" table:style-name="ta1" table:print="false"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one</text:p>
          </table:table-cell>
        </table:table-row>
        <table:table-row table:style-name="ro1">
          <table:table-cell table:number-columns-repeated="2"/>
          <table:table-cell table:style-name="ce5" office:value-type="string">
            <text:p>Discarded</text:p>
          </table:table-cell>
        </table:table-row>
        <table:table-row table:style-name="ro1">
          <table:table-cell table:number-columns-repeated="2"/>
          <table:table-cell office:value-type="string">
            <text:p>Open</text:p>
          </table:table-cell>
        </table:table-row>
        <table:table-row table:style-name="ro1">
          <table:table-cell table:number-columns-repeated="2"/>
          <table:table-cell office:value-type="string">
            <text:p>Defer</text:p>
          </table:table-cell>
        </table:table-row>
        <table:table-row table:style-name="ro1">
          <table:table-cell table:number-columns-repeated="2"/>
          <table:table-cell office:value-type="string">
            <text:p>Verify</text:p>
          </table:table-cell>
        </table:table-row>
      </table:table>
      <table:database-ranges>
        <table:database-range table:target-range-address="Sheet1.A1:Sheet1.IV1" table:display-filter-buttons="true">
          <table:filter>
            <table:filter-and>
              <table:filter-condition table:field-number="3" table:value="Open" table:operator="="/>
              <table:filter-condition table:field-number="0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3">06/03/2010</text:date>, <text:time>00:0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02T18:57:56</meta:creation-date>
    <dc:date>2010-06-03T00:00:29</dc:date>
    <meta:editing-cycles>124</meta:editing-cycles>
    <meta:editing-duration>PT21H12M36S</meta:editing-duration>
    <meta:user-defined meta:name="Info 1"/>
    <meta:user-defined meta:name="Info 2"/>
    <meta:user-defined meta:name="Info 3"/>
    <meta:user-defined meta:name="Info 4"/>
    <meta:document-statistic meta:table-count="2" meta:cell-count="307"/>
  </office:meta>
</office:document-meta>
</file>